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cf14" officeooo:paragraph-rsid="001816cd"/>
    </style:style>
    <style:style style:name="P2" style:family="paragraph" style:parent-style-name="Standard">
      <style:text-properties style:font-name="Arial" fo:font-weight="bold" officeooo:paragraph-rsid="0014f624" style:font-weight-asian="bold" style:font-name-complex="Arial"/>
    </style:style>
    <style:style style:name="P3" style:family="paragraph" style:parent-style-name="Standard">
      <style:text-properties style:font-name="Arial" officeooo:paragraph-rsid="0014f624" style:font-name-complex="Arial" style:font-weight-complex="bold"/>
    </style:style>
    <style:style style:name="P4" style:family="paragraph" style:parent-style-name="Standard">
      <style:text-properties fo:font-style="italic" fo:font-weight="bold" officeooo:paragraph-rsid="0014f624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officeooo:paragraph-rsid="0014f624" style:font-style-asian="italic"/>
    </style:style>
    <style:style style:name="P6" style:family="paragraph" style:parent-style-name="Standard">
      <style:text-properties fo:font-style="italic" officeooo:paragraph-rsid="001af66b" style:font-style-asian="italic"/>
    </style:style>
    <style:style style:name="P7" style:family="paragraph" style:parent-style-name="Standard">
      <style:text-properties officeooo:paragraph-rsid="0014f624"/>
    </style:style>
    <style:style style:name="P8" style:family="paragraph" style:parent-style-name="Standard">
      <style:text-properties fo:font-size="12pt" fo:font-weight="bold" officeooo:paragraph-rsid="0014f624" style:font-size-asian="12pt" style:font-weight-asian="bold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4pt" fo:font-weight="normal" officeooo:rsid="0010cf14" officeooo:paragraph-rsid="001816cd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22pt" fo:font-weight="bold" officeooo:rsid="0010cf14" officeooo:paragraph-rsid="001816cd" style:font-size-asian="22pt" style:font-weight-asian="bold" style:font-size-complex="2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5pt" fo:font-style="italic" officeooo:rsid="0010cf14" officeooo:paragraph-rsid="001816cd" style:font-size-asian="15pt" style:font-style-asian="italic" style:font-size-complex="15pt" style:font-style-complex="italic"/>
    </style:style>
    <style:style style:name="P12" style:family="paragraph" style:parent-style-name="Standard">
      <style:text-properties fo:font-style="normal" officeooo:paragraph-rsid="001af66b" style:font-style-asian="normal" style:font-style-complex="normal"/>
    </style:style>
    <style:style style:name="P13" style:family="paragraph" style:parent-style-name="Standard">
      <style:text-properties fo:font-style="normal" fo:font-weight="normal" officeooo:rsid="001af66b" officeooo:paragraph-rsid="0014f624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officeooo:rsid="001cacdb" officeooo:paragraph-rsid="001cacdb"/>
    </style:style>
    <style:style style:name="P15" style:family="paragraph" style:parent-style-name="Standard">
      <style:paragraph-properties fo:keep-with-next="always"/>
      <style:text-properties officeooo:rsid="0012b832" officeooo:paragraph-rsid="0014f624"/>
    </style:style>
    <style:style style:name="P16" style:family="paragraph" style:parent-style-name="Standard">
      <style:paragraph-properties fo:keep-with-next="always"/>
      <style:text-properties officeooo:paragraph-rsid="0014f624"/>
    </style:style>
    <style:style style:name="P17" style:family="paragraph" style:parent-style-name="Standard">
      <style:paragraph-properties fo:keep-with-next="always"/>
      <style:text-properties style:font-name="Arial" fo:font-weight="bold" officeooo:paragraph-rsid="0014f624" style:font-weight-asian="bold" style:font-name-complex="Arial"/>
    </style:style>
    <style:style style:name="P18" style:family="paragraph" style:parent-style-name="Standard">
      <style:paragraph-properties fo:keep-with-next="always"/>
      <style:text-properties fo:font-style="italic" officeooo:paragraph-rsid="0014f624" style:font-style-asian="italic"/>
    </style:style>
    <style:style style:name="P19" style:family="paragraph" style:parent-style-name="Header">
      <style:paragraph-properties fo:keep-with-next="always">
        <style:tab-stops/>
      </style:paragraph-properties>
      <style:text-properties officeooo:paragraph-rsid="0014f624"/>
    </style:style>
    <style:style style:name="P20" style:family="paragraph" style:parent-style-name="Header">
      <style:paragraph-properties fo:keep-with-next="always">
        <style:tab-stops/>
      </style:paragraph-properties>
      <style:text-properties officeooo:paragraph-rsid="0014f624" style:font-style-complex="italic"/>
    </style:style>
    <style:style style:name="P21" style:family="paragraph" style:parent-style-name="Standard" style:master-page-name="Standard">
      <style:paragraph-properties style:page-number="auto" fo:break-before="page"/>
      <style:text-properties style:font-name="Arial" fo:font-weight="bold" officeooo:paragraph-rsid="0014f624" style:font-weight-asian="bold" style:font-name-complex="Arial"/>
    </style:style>
    <style:style style:name="P22" style:family="paragraph" style:parent-style-name="Standard" style:list-style-name="WW8Num22">
      <style:paragraph-properties>
        <style:tab-stops>
          <style:tab-stop style:position="0.75in"/>
        </style:tab-stops>
      </style:paragraph-properties>
      <style:text-properties officeooo:paragraph-rsid="0014f624"/>
    </style:style>
    <style:style style:name="P23" style:family="paragraph" style:parent-style-name="Standard" style:list-style-name="WW8Num22">
      <style:paragraph-properties>
        <style:tab-stops>
          <style:tab-stop style:position="0.75in"/>
        </style:tab-stops>
      </style:paragraph-properties>
      <style:text-properties officeooo:rsid="001af66b" officeooo:paragraph-rsid="001af66b"/>
    </style:style>
    <style:style style:name="P24" style:family="paragraph" style:parent-style-name="Standard" style:list-style-name="WW8Num22">
      <style:paragraph-properties>
        <style:tab-stops>
          <style:tab-stop style:position="0.75in"/>
        </style:tab-stops>
      </style:paragraph-properties>
      <style:text-properties officeooo:rsid="001e72c1" officeooo:paragraph-rsid="001e72c1"/>
    </style:style>
    <style:style style:name="P25" style:family="paragraph" style:parent-style-name="Header" style:list-style-name="WW8Num15">
      <style:paragraph-properties fo:keep-with-next="always">
        <style:tab-stops/>
      </style:paragraph-properties>
      <style:text-properties officeooo:rsid="0019fec3" officeooo:paragraph-rsid="001cacdb"/>
    </style:style>
    <style:style style:name="P26" style:family="paragraph" style:parent-style-name="Header" style:list-style-name="WW8Num8">
      <style:paragraph-properties fo:keep-with-next="always">
        <style:tab-stops/>
      </style:paragraph-properties>
      <style:text-properties officeooo:paragraph-rsid="0014f624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 style:font-weight-complex="bold"/>
    </style:style>
    <style:style style:name="T4" style:family="text">
      <style:text-properties fo:font-style="italic" officeooo:rsid="001fb388" style:font-style-asian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Arial" fo:font-weight="bold" style:font-weight-asian="bold" style:font-name-complex="Arial"/>
    </style:style>
    <style:style style:name="T7" style:family="text">
      <style:text-properties style:font-name="Arial" style:font-name-complex="Arial" style:font-weight-complex="bold"/>
    </style:style>
    <style:style style:name="T8" style:family="text">
      <style:text-properties style:font-name="Arial" fo:font-style="italic" style:font-style-asian="italic" style:font-name-complex="Arial" style:font-weight-complex="bold"/>
    </style:style>
    <style:style style:name="T9" style:family="text">
      <style:text-properties style:font-weight-complex="bold"/>
    </style:style>
    <style:style style:name="T10" style:family="text">
      <style:text-properties officeooo:rsid="001af66b" style:font-weight-complex="bold"/>
    </style:style>
    <style:style style:name="T11" style:family="text">
      <style:text-properties fo:font-weight="bold" style:font-weight-asian="bold"/>
    </style:style>
    <style:style style:name="T12" style:family="text">
      <style:text-properties style:font-style-complex="italic"/>
    </style:style>
    <style:style style:name="T13" style:family="text">
      <style:text-properties officeooo:rsid="001af66b" style:font-style-complex="italic"/>
    </style:style>
    <style:style style:name="T14" style:family="text">
      <style:text-properties officeooo:rsid="0019e98a"/>
    </style:style>
    <style:style style:name="T15" style:family="text">
      <style:text-properties officeooo:rsid="001af66b"/>
    </style:style>
    <style:style style:name="T16" style:family="text">
      <style:text-properties fo:font-style="normal" officeooo:rsid="001af66b" style:font-style-asian="normal" style:font-style-complex="normal"/>
    </style:style>
    <style:style style:name="T17" style:family="text">
      <style:text-properties fo:font-style="normal" fo:font-weight="normal" officeooo:rsid="001af66b" style:font-style-asian="normal" style:font-weight-asian="normal" style:font-style-complex="normal" style:font-weight-complex="normal"/>
    </style:style>
    <style:style style:name="T18" style:family="text">
      <style:text-properties officeooo:rsid="001cacdb"/>
    </style:style>
    <style:style style:name="T19" style:family="text">
      <style:text-properties officeooo:rsid="001e72c1"/>
    </style:style>
    <style:style style:name="T20" style:family="text">
      <style:text-properties officeooo:rsid="001fb3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chool of Electrical Engineering, Belgrade</text:p>
      <text:p text:style-name="P9">Coursework for Software Engineering Principles (SI3PSI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Project: CodeUp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/>
      <text:p text:style-name="P11">Use case specification for <text:span text:style-name="T14">Reporting a Problem</text:span></text:p>
      <text:p text:style-name="P1"/>
      <text:p text:style-name="P1">Document version: 1.0</text:p>
      <text:p text:style-name="P21">Name: </text:p>
      <text:p text:style-name="P2"/>
      <text:p text:style-name="P7"><text:span text:style-name="T6">Identifier</text:span><text:span text:style-name="T7"> </text:span><text:span text:style-name="T9">(</text:span><text:span text:style-name="T3">A unique identifier for this use case, e.g. UC10</text:span><text:span text:style-name="T9">)</text:span></text:p>
      <text:p text:style-name="P7"><text:span text:style-name="T9"><text:tab/></text:span><text:span text:style-name="T10">UC9</text:span></text:p>
      <text:p text:style-name="P3"/>
      <text:p text:style-name="P16"><text:span text:style-name="T6">Description</text:span><text:span text:style-name="T11"> </text:span><text:span text:style-name="T9">(</text:span><text:span text:style-name="T3">A </text:span><text:span text:style-name="T9">c</text:span><text:span text:style-name="T2">ouple of sentences or a paragraph describing the basic idea of the use case</text:span><text:span text:style-name="T5">)</text:span></text:p>
      <text:p text:style-name="P4"><text:tab/><text:span text:style-name="T17">All software projects contains bugs. Maybe out platform contains some that directly interfere</text:span></text:p>
      <text:p text:style-name="P13"><text:tab/>with users having <text:span text:style-name="T18">a </text:span>positive experience. That’s why we need a mechanism with which </text:p>
      <text:p text:style-name="P13"><text:tab/>they can easily notify us of any problems they want to see fixed.</text:p>
      <text:p text:style-name="P4"/>
      <text:p text:style-name="P16"><text:span text:style-name="T6">Goal </text:span><text:span text:style-name="T12">(</text:span><text:span text:style-name="T2">T</text:span><text:span text:style-name="T1">he business goal of the initiating actor</text:span><text:span text:style-name="T12">)</text:span></text:p>
      <text:p text:style-name="P5"><text:tab/><text:span text:style-name="T16">User wants to improve his experience on our platform by notifying us of problems that need </text:span></text:p>
      <text:p text:style-name="P12"><text:tab/><text:span text:style-name="T15">to be fixed.</text:span></text:p>
      <text:p text:style-name="P6"/>
      <text:p text:style-name="P16"><text:span text:style-name="T6">Preconditions </text:span><text:span text:style-name="T7">(</text:span><text:span text:style-name="T2">List the state(s) the system can be in before this use case starts</text:span>)</text:p>
      <text:p text:style-name="P14"><text:tab/>1. Every page contains a direct reference to “Report a Problem” page.</text:p>
      <text:p text:style-name="P19"/>
      <text:p text:style-name="P19"><text:span text:style-name="T6">Assumptions </text:span><text:span text:style-name="T7">(</text:span><text:span text:style-name="T8">Optional, </text:span><text:span text:style-name="T2">List all assumptions that have been made)</text:span></text:p>
      <text:list xml:id="list3755609576014725610" text:style-name="WW8Num15">
        <text:list-header>
          <text:p text:style-name="P25">We assume that users will want to come <text:span text:style-name="T18">report problems to our staff, instead of just quitting the platform</text:span>. If this turns out not to be the case, we might consider motivating them with rewards for coming up <text:span text:style-name="T18">with problem reports </text:span>(e.g. account upgrade, virtual currencies, etc...)</text:p>
        </text:list-header>
      </text:list>
      <text:p text:style-name="P2"/>
      <text:p text:style-name="P16"><text:span text:style-name="T6">Frequency </text:span><text:span text:style-name="T12">(</text:span><text:span text:style-name="T2">Approximately how often this use case is realized, e.g., once a week, 500 times a day, etc</text:span>.<text:span text:style-name="T12">)</text:span></text:p>
      <text:p text:style-name="P7"><text:span text:style-name="T12"><text:tab/></text:span><text:span text:style-name="T13">Hopefully we won’t have a lot of problems, so this should happen rarely.</text:span></text:p>
      <text:p text:style-name="P20"/>
      <text:p text:style-name="P16"><text:span text:style-name="T6">Basic</text:span><text:span text:style-name="T11"> </text:span><text:span text:style-name="T6">Course</text:span><text:span text:style-name="T9"> (</text:span><text:span text:style-name="T3">Describe the “normal” processing path, aka, the Happy Path</text:span><text:span text:style-name="T9">)</text:span></text:p>
      <text:list xml:id="list1984436723315106602" text:style-name="WW8Num22">
        <text:list-item>
          <text:p text:style-name="P22">Use<text:span text:style-name="T15">r is irritated by our system’s reaction to some of his actions.</text:span></text:p>
        </text:list-item>
        <text:list-item>
          <text:p text:style-name="P23">User clicks on the clearly visible “Report a Problem” link (button).</text:p>
        </text:list-item>
        <text:list-item>
          <text:p text:style-name="P23">System redirects the user <text:span text:style-name="T19">to page with a text box and simple instructions on how to report a problem with the way our platform is functioning.</text:span></text:p>
        </text:list-item>
        <text:list-item>
          <text:p text:style-name="P24">User types his observation into that text box.</text:p>
        </text:list-item>
        <text:list-item>
          <text:p text:style-name="P24">User submits his problem report.</text:p>
        </text:list-item>
        <text:list-item>
          <text:p text:style-name="P24">System adds that report to the “Problem Reports” pool <text:span text:style-name="T20">with all the corresponding information (user who submitted it, timestamps, etc… ).</text:span></text:p>
        </text:list-item>
        <text:list-item>
          <text:p text:style-name="P24">System notifies Administrators about a new report.</text:p>
        </text:list-item>
        <text:list-item>
          <text:p text:style-name="P24">System thanks the user for his help.</text:p>
        </text:list-item>
      </text:list>
      <text:p text:style-name="P7"/>
      <text:p text:style-name="P7"/>
      <text:p text:style-name="P16"><text:span text:style-name="T6">Post</text:span><text:span text:style-name="T11"> </text:span><text:span text:style-name="T6">conditions </text:span><text:span text:style-name="T7">(</text:span><text:span text:style-name="T2">List the state(s) the system can be in when this use case ends</text:span>)</text:p>
      <text:list xml:id="list3535287587042185506" text:style-name="WW8Num8">
        <text:list-item>
          <text:p text:style-name="P26"/>
        </text:list-item>
      </text:list>
      <text:p text:style-name="P8"/>
      <text:p text:style-name="P8"/>
      <text:p text:style-name="P16"><text:span text:style-name="T6">Actors </text:span><text:span text:style-name="T12">(</text:span><text:span text:style-name="T2">L</text:span><text:span text:style-name="T1">ist of actors that participate in the use case</text:span><text:span text:style-name="T12">)</text:span></text:p>
      <text:p text:style-name="P18"><text:tab/><text:span text:style-name="T20">User</text:span></text:p>
      <text:p text:style-name="P7"><text:span text:style-name="T1"><text:tab/></text:span><text:span text:style-name="T4">System</text:span></text:p>
      <text:p text:style-name="P17">Notes</text:p>
      <text:p text:style-name="P15"><text:span text:style-name="T2">List any "to dos", concerns to be addressed, <text:s/>important decisions made during the development of this use case</text:span>, 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Character_5f_20_5f_style" style:num-prefix="A." style:num-format="1" text:start-value="6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3:15:10.935196267</meta:creation-date>
    <dc:date>2018-03-23T09:32:47.846897938</dc:date>
    <meta:editing-duration>PT19M55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2" meta:paragraph-count="37" meta:word-count="395" meta:character-count="2342" meta:non-whitespace-character-count="1978"/>
  </office:meta>
</office:document-meta>
</file>